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  <table:table-cell office:value-type="string">
            <text:p>isSelection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izer Chiefs FC</text:p>
          </table:table-cell>
          <table:table-cell/>
          <table:table-cell office:value-type="string">
            <text:p>http://upload.wikimedia.org/wikipedia/fr/thumb/c/ce/Kaiser_Chiefs_FC_-_Logo.png/130px-Kaiser_Chiefs_FC_-_Logo.pn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rlando Pirates FC</text:p>
          </table:table-cell>
          <table:table-cell/>
          <table:table-cell office:value-type="string">
            <text:p>http://upload.wikimedia.org/wikipedia/fr/thumb/0/00/Orlando_Pirates.jpg/130px-Orlando_Pirates.jp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lympiakos</text:p>
          </table:table-cell>
          <table:table-cell/>
          <table:table-cell office:value-type="string">
            <text:p>http://upload.wikimedia.org/wikipedia/fr/thumb/b/ba/Olympiakos-Piraeus.png/130px-Olympiakos-Piraeu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nathinaikos</text:p>
          </table:table-cell>
          <table:table-cell/>
          <table:table-cell office:value-type="string">
            <text:p>http://upload.wikimedia.org/wikipedia/fr/thumb/0/0a/Panathinaikos.png/130px-Panathinaiko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OK Salonique</text:p>
          </table:table-cell>
          <table:table-cell/>
          <table:table-cell office:value-type="string">
            <text:p>http://upload.wikimedia.org/wikipedia/fr/thumb/8/8a/Logo_PAOK_Salonique.png/130px-Logo_PAOK_Salonique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Augsbourg</text:p>
          </table:table-cell>
          <table:table-cell/>
          <table:table-cell office:value-type="string">
            <text:p>http://upload.wikimedia.org/wikipedia/fr/thumb/f/fd/FC_Augsburg_-_Logo.svg/langfr-130px-FC_Augsburg_-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SV Bayer 04 Leverkusen</text:p>
          </table:table-cell>
          <table:table-cell/>
          <table:table-cell office:value-type="string">
            <text:p>http://upload.wikimedia.org/wikipedia/fr/thumb/8/83/Bayer_leverkusen.png/130px-Bayer_leverkusen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yern Munich</text:p>
          </table:table-cell>
          <table:table-cell/>
          <table:table-cell office:value-type="string">
            <text:p>http://upload.wikimedia.org/wikipedia/commons/thumb/c/c5/Logo_FC_Bayern_M%C3%BCnchen.svg/langfr-130px-Logo_FC_Bayern_M%C3%BCnchen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V 09 Borussia Dortmund</text:p>
          </table:table-cell>
          <table:table-cell/>
          <table:table-cell office:value-type="string">
            <text:p>http://upload.wikimedia.org/wikipedia/commons/thumb/6/67/Borussia_Dortmund_logo.svg/langfr-130px-Borussia_Dortmund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russia Monchengladbach</text:p>
          </table:table-cell>
          <table:table-cell/>
          <table:table-cell office:value-type="string">
            <text:p>http://upload.wikimedia.org/wikipedia/fr/thumb/d/db/Vfl_borussia_monchengladbach.gif/130px-Vfl_borussia_monchengladbach.gif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. FC Cologne</text:p>
          </table:table-cell>
          <table:table-cell/>
          <table:table-cell office:value-type="string">
            <text:p>http://upload.wikimedia.org/wikipedia/fr/thumb/7/71/Fc_cologne.png/130px-Fc_cologne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bourg SV</text:p>
          </table:table-cell>
          <table:table-cell/>
          <table:table-cell office:value-type="string">
            <text:p>http://upload.wikimedia.org/wikipedia/fr/thumb/b/b9/Hambourg_sv.PNG/130px-Hambourg_sv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intracht Francfort</text:p>
          </table:table-cell>
          <table:table-cell/>
          <table:table-cell office:value-type="string">
            <text:p>http://upload.wikimedia.org/wikipedia/commons/thumb/0/04/Eintracht_Frankfurt_Logo.svg/langfr-130px-Eintracht_Frankfurt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 Fribourg</text:p>
          </table:table-cell>
          <table:table-cell/>
          <table:table-cell office:value-type="string">
            <text:p>http://upload.wikimedia.org/wikipedia/fr/thumb/7/7b/SC_Freiburg.png/130px-SC_Frei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novre 96</text:p>
          </table:table-cell>
          <table:table-cell/>
          <table:table-cell office:value-type="string">
            <text:p>http://upload.wikimedia.org/wikipedia/fr/thumb/c/cd/Hannover_96_Logo.svg/langfr-130px-Hannover_96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rtha BSC Berlin</text:p>
          </table:table-cell>
          <table:table-cell/>
          <table:table-cell office:value-type="string">
            <text:p>http://upload.wikimedia.org/wikipedia/fr/thumb/c/c7/Hertha_BSC_Berlin_-_Logo.png/130px-Hertha_BSC_Berlin_-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SG 1899 Hoffenheim</text:p>
          </table:table-cell>
          <table:table-cell/>
          <table:table-cell office:value-type="string">
            <text:p>http://upload.wikimedia.org/wikipedia/fr/thumb/e/e7/Logo_TSG_Hoffenheim.svg/langfr-130px-Logo_TSG_Hoffenheim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. FSV Mayence 05</text:p>
          </table:table-cell>
          <table:table-cell/>
          <table:table-cell office:value-type="string">
            <text:p>http://upload.wikimedia.org/wikipedia/de/thumb/0/0b/FSV_Mainz_05_Logo.svg/150px-FSV_Mainz_05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 Paderborn 07</text:p>
          </table:table-cell>
          <table:table-cell/>
          <table:table-cell office:value-type="string">
            <text:p>http://upload.wikimedia.org/wikipedia/commons/thumb/e/e3/SC_Paderborn_07_Logo.svg/170px-SC_Paderborn_07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Schalke 04</text:p>
          </table:table-cell>
          <table:table-cell/>
          <table:table-cell office:value-type="string">
            <text:p>http://upload.wikimedia.org/wikipedia/commons/thumb/9/97/FC_Schalke_04_Logo.png/130px-FC_Schalke_04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fB Stuttgart</text:p>
          </table:table-cell>
          <table:table-cell/>
          <table:table-cell office:value-type="string">
            <text:p>http://upload.wikimedia.org/wikipedia/commons/thumb/e/eb/VfB_Stuttgart_1893_Logo.svg/langfr-130px-VfB_Stuttgart_1893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rder Breme</text:p>
          </table:table-cell>
          <table:table-cell/>
          <table:table-cell office:value-type="string">
            <text:p>http://upload.wikimedia.org/wikipedia/commons/thumb/b/be/SV-Werder-Bremen-Logo.svg/langfr-130px-SV-Werder-Bremen-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fL Wolfsbourg</text:p>
          </table:table-cell>
          <table:table-cell/>
          <table:table-cell office:value-type="string">
            <text:p>http://upload.wikimedia.org/wikipedia/fr/thumb/4/42/VfL_wolfsburg.png/130px-VfL_wolfs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icago Fire</text:p>
          </table:table-cell>
          <table:table-cell/>
          <table:table-cell office:value-type="string">
            <text:p>http://upload.wikimedia.org/wikipedia/en/thumb/8/84/Chicago_Fire_Soccer_Club.svg/200px-Chicago_Fire_Soccer_Club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ombus Crew</text:p>
          </table:table-cell>
          <table:table-cell/>
          <table:table-cell office:value-type="string">
            <text:p>http://upload.wikimedia.org/wikipedia/de/thumb/7/79/Columbus_Crew_Logo.svg/120px-Columbus_Crew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C United</text:p>
          </table:table-cell>
          <table:table-cell/>
          <table:table-cell office:value-type="string">
            <text:p>http://upload.wikimedia.org/wikipedia/en/thumb/c/c1/D.C._United_logo.svg/200px-D.C._United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mpact Montreal</text:p>
          </table:table-cell>
          <table:table-cell/>
          <table:table-cell office:value-type="string">
            <text:p>http://upload.wikimedia.org/wikipedia/en/thumb/9/94/Montreal_Impact_%28MLS%29_logo.svg/200px-Montreal_Impact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w York Red Bulls</text:p>
          </table:table-cell>
          <table:table-cell/>
          <table:table-cell office:value-type="string">
            <text:p>http://upload.wikimedia.org/wikipedia/en/thumb/5/51/New_York_Red_Bulls_logo.svg/248px-New_York_Red_Bull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w England Revolution</text:p>
          </table:table-cell>
          <table:table-cell/>
          <table:table-cell office:value-type="string">
            <text:p>http://upload.wikimedia.org/wikipedia/en/thumb/d/d6/New_England_Revolution_logo.svg/226px-New_England_Revolution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hiladelphia Union</text:p>
          </table:table-cell>
          <table:table-cell/>
          <table:table-cell office:value-type="string">
            <text:p>http://upload.wikimedia.org/wikipedia/en/thumb/3/3e/Philadelphia_Union_2010.svg/200px-Philadelphia_Union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ronto FC</text:p>
          </table:table-cell>
          <table:table-cell/>
          <table:table-cell office:value-type="string">
            <text:p>http://upload.wikimedia.org/wikipedia/en/thumb/7/7c/Toronto_FC_Logo.svg/213px-Toronto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orado Rapids</text:p>
          </table:table-cell>
          <table:table-cell/>
          <table:table-cell office:value-type="string">
            <text:p>http://upload.wikimedia.org/wikipedia/en/thumb/2/2b/Colorado_Rapids_logo.svg/200px-Colorado_Rapid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Dallas</text:p>
          </table:table-cell>
          <table:table-cell/>
          <table:table-cell office:value-type="string">
            <text:p>http://upload.wikimedia.org/wikipedia/en/thumb/c/c9/FC_Dallas_logo.svg/200px-FC_Dallas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uston Dynamo</text:p>
          </table:table-cell>
          <table:table-cell/>
          <table:table-cell office:value-type="string">
            <text:p>http://upload.wikimedia.org/wikipedia/en/thumb/0/0c/Houston_Dynamo_logo.svg/225px-Houston_Dynamo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orting Kansas City</text:p>
          </table:table-cell>
          <table:table-cell/>
          <table:table-cell office:value-type="string">
            <text:p>http://upload.wikimedia.org/wikipedia/en/thumb/1/18/Sporting_Kansas_City_2011.svg/200px-Sporting_Kansas_City_2011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s Angeles Galaxy</text:p>
          </table:table-cell>
          <table:table-cell/>
          <table:table-cell office:value-type="string">
            <text:p>http://upload.wikimedia.org/wikipedia/en/thumb/7/70/Los_Angeles_Galaxy_logo.svg/200px-Los_Angeles_Galaxy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rtland Timbers</text:p>
          </table:table-cell>
          <table:table-cell/>
          <table:table-cell office:value-type="string">
            <text:p>http://upload.wikimedia.org/wikipedia/en/thumb/b/b2/Portland_Timbers_%28MLS%29_logo.svg/200px-Portland_Timbers_%28MLS%29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al Salt Lake</text:p>
          </table:table-cell>
          <table:table-cell/>
          <table:table-cell office:value-type="string">
            <text:p>http://upload.wikimedia.org/wikipedia/en/thumb/5/54/Real_Salt_Lake_2010.svg/188px-Real_Salt_Lake_2010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 Jose Earthquakes</text:p>
          </table:table-cell>
          <table:table-cell/>
          <table:table-cell office:value-type="string">
            <text:p>http://upload.wikimedia.org/wikipedia/en/thumb/9/98/San_Jose_Earthquakes_2014.svg/200px-San_Jose_Earthquakes_2014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attle Sounders FC</text:p>
          </table:table-cell>
          <table:table-cell/>
          <table:table-cell office:value-type="string">
            <text:p>http://upload.wikimedia.org/wikipedia/en/thumb/2/27/Seattle_Sounders_FC.svg/200px-Seattle_Sounders_FC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ancouver Whitecaps FC</text:p>
          </table:table-cell>
          <table:table-cell/>
          <table:table-cell office:value-type="string">
            <text:p>http://upload.wikimedia.org/wikipedia/en/thumb/5/5d/Vancouver_Whitecaps_FC_logo.svg/200px-Vancouver_Whitecaps_FC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 Chivas USA</text:p>
          </table:table-cell>
          <table:table-cell/>
          <table:table-cell office:value-type="string">
            <text:p>http://upload.wikimedia.org/wikipedia/en/thumb/f/f0/Chivas_USA_logo.svg/200px-Chivas_USA_logo.svg.png</text:p>
          </table:table-cell>
          <table:table-cell office:value-type="string">
            <text:p>MLS</text:p>
          </table:table-cell>
          <table:table-cell office:value-type="string">
            <text:p>Etats-Uni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stralie</text:p>
          </table:table-cell>
          <table:table-cell/>
          <table:table-cell office:value-type="string">
            <text:p>http://upload.wikimedia.org/wikipedia/fr/thumb/1/1f/Football_Australie_federation.svg/100px-Football_Austral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ee du Sud</text:p>
          </table:table-cell>
          <table:table-cell/>
          <table:table-cell office:value-type="string">
            <text:p>http://upload.wikimedia.org/wikipedia/fr/thumb/9/93/Football_Cor%C3%A9e_du_Sud_federation.svg/100px-Football_Cor%C3%A9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e</text:p>
          </table:table-cell>
          <table:table-cell/>
          <table:table-cell office:value-type="string">
            <text:p>http://upload.wikimedia.org/wikipedia/fr/thumb/6/64/Football_Inde_federation.svg/100px-Football_In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que du Sud</text:p>
          </table:table-cell>
          <table:table-cell/>
          <table:table-cell office:value-type="string">
            <text:p>http://upload.wikimedia.org/wikipedia/fr/thumb/d/d7/Football_Afrique_du_Sud_federation.svg/100px-Football_Afrique_du_Su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meroun</text:p>
          </table:table-cell>
          <table:table-cell/>
          <table:table-cell office:value-type="string">
            <text:p>http://upload.wikimedia.org/wikipedia/fr/thumb/e/e8/Cameroon_2010crest.png/150px-Cameroon_2010cres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te d'Ivoire</text:p>
          </table:table-cell>
          <table:table-cell/>
          <table:table-cell office:value-type="string">
            <text:p>http://upload.wikimedia.org/wikipedia/fr/c/c2/Football_C%C3%B4te_d%27Ivoire_federat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ypte</text:p>
          </table:table-cell>
          <table:table-cell/>
          <table:table-cell office:value-type="string">
            <text:p>http://upload.wikimedia.org/wikipedia/fr/thumb/e/e9/Football_%C3%89gypte_federation.svg/langfr-200px-Football_%C3%89gypt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ats-Unis</text:p>
          </table:table-cell>
          <table:table-cell/>
          <table:table-cell office:value-type="string">
            <text:p>http://upload.wikimedia.org/wikipedia/fr/thumb/1/14/US_Soccer_Logo.png/130px-US_Soccer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xique</text:p>
          </table:table-cell>
          <table:table-cell/>
          <table:table-cell office:value-type="string">
            <text:p>http://upload.wikimedia.org/wikipedia/fr/thumb/f/f2/Embl%C3%A8me_de_l%27%C3%A9quipe_du_Mexique_de_football.png/130px-Embl%C3%A8me_de_l%27%C3%A9quipe_du_Mexique_de_football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gentine</text:p>
          </table:table-cell>
          <table:table-cell/>
          <table:table-cell office:value-type="string">
            <text:p>http://upload.wikimedia.org/wikipedia/fr/thumb/b/b8/Football_Argentine_federation.svg/langfr-130px-Football_Argentin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livie</text:p>
          </table:table-cell>
          <table:table-cell/>
          <table:table-cell office:value-type="string">
            <text:p>http://upload.wikimedia.org/wikipedia/fr/thumb/a/a6/Football_Bolivie_federation.svg/langfr-130px-Football_Boliv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esil</text:p>
          </table:table-cell>
          <table:table-cell/>
          <table:table-cell office:value-type="string">
            <text:p>http://upload.wikimedia.org/wikipedia/fr/thumb/e/ea/Football_Br%C3%A9sil_federation.svg/langfr-130px-Football_Br%C3%A9si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li</text:p>
          </table:table-cell>
          <table:table-cell/>
          <table:table-cell office:value-type="string">
            <text:p>http://upload.wikimedia.org/wikipedia/fr/thumb/3/36/Football_Chili_federation.svg/langfr-130px-Football_Chili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ombie</text:p>
          </table:table-cell>
          <table:table-cell/>
          <table:table-cell office:value-type="string">
            <text:p>http://upload.wikimedia.org/wikipedia/fr/thumb/a/ad/Football_Colombie_federation.svg/langfr-130px-Football_Colomb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ateur</text:p>
          </table:table-cell>
          <table:table-cell/>
          <table:table-cell office:value-type="string">
            <text:p>http://upload.wikimedia.org/wikipedia/fr/thumb/f/f2/Football_%C3%89quateur_federation.svg/langfr-130px-Football_%C3%89quateur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guay</text:p>
          </table:table-cell>
          <table:table-cell/>
          <table:table-cell office:value-type="string">
            <text:p>http://upload.wikimedia.org/wikipedia/fr/thumb/e/e7/Football_Paraguay_federation.svg/langfr-130px-Football_Para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ou</text:p>
          </table:table-cell>
          <table:table-cell/>
          <table:table-cell office:value-type="string">
            <text:p>http://upload.wikimedia.org/wikipedia/fr/thumb/9/90/Football_P%C3%A9rou_federation.svg/langfr-130px-Football_P%C3%A9rou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ruguay</text:p>
          </table:table-cell>
          <table:table-cell/>
          <table:table-cell office:value-type="string">
            <text:p>http://upload.wikimedia.org/wikipedia/fr/thumb/b/b8/Football_Uruguay_federation.svg/langfr-130px-Football_Uruguay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nezuela</text:p>
          </table:table-cell>
          <table:table-cell/>
          <table:table-cell office:value-type="string">
            <text:p>http://upload.wikimedia.org/wikipedia/fr/thumb/5/51/Football_Venezuela_federation.svg/langfr-130px-Football_Venezuela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uvelle-Zelande</text:p>
          </table:table-cell>
          <table:table-cell/>
          <table:table-cell office:value-type="string">
            <text:p>http://upload.wikimedia.org/wikipedia/fr/thumb/6/6d/Nouvelle_Z%C3%A9lande_football_logo.png/130px-Nouvelle_Z%C3%A9lande_football_logo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lemagne</text:p>
          </table:table-cell>
          <table:table-cell/>
          <table:table-cell office:value-type="string">
            <text:p>http://upload.wikimedia.org/wikipedia/de/thumb/e/e3/DFBEagle.svg/150px-DFBEagle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gleterre</text:p>
          </table:table-cell>
          <table:table-cell/>
          <table:table-cell office:value-type="string">
            <text:p>http://upload.wikimedia.org/wikipedia/fr/thumb/7/79/Football_Angleterre_maillot.png/130px-Football_Angleterre_maillot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riche</text:p>
          </table:table-cell>
          <table:table-cell/>
          <table:table-cell office:value-type="string">
            <text:p>http://upload.wikimedia.org/wikipedia/fr/thumb/c/ca/Football_Autriche_maillot.svg/langfr-130px-Football_Autrich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gique</text:p>
          </table:table-cell>
          <table:table-cell/>
          <table:table-cell office:value-type="string">
            <text:p>http://upload.wikimedia.org/wikipedia/fr/thumb/0/03/URBSFA.jpg/130px-URBSFA.jp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lgarie</text:p>
          </table:table-cell>
          <table:table-cell/>
          <table:table-cell office:value-type="string">
            <text:p>http://upload.wikimedia.org/wikipedia/fr/thumb/0/01/Bulgaria_football_union.png/130px-Bulgaria_football_union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nemark</text:p>
          </table:table-cell>
          <table:table-cell/>
          <table:table-cell office:value-type="string">
            <text:p>http://upload.wikimedia.org/wikipedia/fr/thumb/8/86/Football_Danemark_federation.svg/langfr-130px-Football_Danemark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sse</text:p>
          </table:table-cell>
          <table:table-cell/>
          <table:table-cell office:value-type="string">
            <text:p>http://upload.wikimedia.org/wikipedia/fr/thumb/5/50/Scotland_national_football_team_logo_2014.svg/langfr-130px-Scotland_national_football_team_logo_2014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pagne</text:p>
          </table:table-cell>
          <table:table-cell/>
          <table:table-cell office:value-type="string">
            <text:p>http://upload.wikimedia.org/wikipedia/fr/thumb/4/40/Escudo_Selecci%C3%B3n_Espa%C3%B1ola.png/130px-Escudo_Selecci%C3%B3n_Espa%C3%B1ola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lande</text:p>
          </table:table-cell>
          <table:table-cell/>
          <table:table-cell office:value-type="string">
            <text:p>http://upload.wikimedia.org/wikipedia/fr/thumb/f/f2/Football_Finlande_maillot.svg/langfr-130px-Football_Finlande_maillot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ce</text:p>
          </table:table-cell>
          <table:table-cell/>
          <table:table-cell office:value-type="string">
            <text:p>http://upload.wikimedia.org/wikipedia/fr/thumb/6/67/Logo_F%C3%A9d%C3%A9ration_Fran%C3%A7aise_de_Football.svg/langfr-150px-Logo_F%C3%A9d%C3%A9ration_Fran%C3%A7aise_de_Football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ce</text:p>
          </table:table-cell>
          <table:table-cell/>
          <table:table-cell office:value-type="string">
            <text:p>http://upload.wikimedia.org/wikipedia/fr/thumb/f/f7/Football_Gr%C3%A8ce_s%C3%A9lection.svg/langfr-130px-Football_Gr%C3%A8ce_s%C3%A9lec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ngrie</text:p>
          </table:table-cell>
          <table:table-cell/>
          <table:table-cell office:value-type="string">
            <text:p>http://upload.wikimedia.org/wikipedia/fr/thumb/6/69/Football_Hongrie_federation.svg/langfr-130px-Football_Hongr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lande</text:p>
          </table:table-cell>
          <table:table-cell/>
          <table:table-cell office:value-type="string">
            <text:p>http://upload.wikimedia.org/wikipedia/fr/thumb/f/fe/Ireland_Football_Team_Badge.png/130px-Ireland_Football_Team_Badge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lande du Nord</text:p>
          </table:table-cell>
          <table:table-cell/>
          <table:table-cell office:value-type="string">
            <text:p>http://upload.wikimedia.org/wikipedia/fr/thumb/b/b5/Football_Irlande_du_Nord_federation.svg/langfr-130px-Football_Irlande_du_Nord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alie</text:p>
          </table:table-cell>
          <table:table-cell/>
          <table:table-cell office:value-type="string">
            <text:p>http://upload.wikimedia.org/wikipedia/fr/thumb/4/4c/Italia.svg/langfr-130px-Italia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vege</text:p>
          </table:table-cell>
          <table:table-cell/>
          <table:table-cell office:value-type="string">
            <text:p>http://upload.wikimedia.org/wikipedia/fr/thumb/8/85/Football_Norv%C3%A8ge_federation.svg/langfr-130px-Football_Norv%C3%A8g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s-Bas</text:p>
          </table:table-cell>
          <table:table-cell/>
          <table:table-cell office:value-type="string">
            <text:p>http://upload.wikimedia.org/wikipedia/fr/thumb/a/a3/Football_Pays-Bas_federation.svg/langfr-130px-Football_Pays-Bas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ys de Galles</text:p>
          </table:table-cell>
          <table:table-cell/>
          <table:table-cell office:value-type="string">
            <text:p>http://upload.wikimedia.org/wikipedia/fr/thumb/3/3a/Football_Association_of_Wales_logo_2011.png/130px-Football_Association_of_Wales_logo_2011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ogne</text:p>
          </table:table-cell>
          <table:table-cell/>
          <table:table-cell office:value-type="string">
            <text:p>http://upload.wikimedia.org/wikipedia/fr/thumb/6/62/Football_Pologne_maillot_%282011%29.png/130px-Football_Pologne_maillot_%282011%29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tugal</text:p>
          </table:table-cell>
          <table:table-cell/>
          <table:table-cell office:value-type="string">
            <text:p>http://upload.wikimedia.org/wikipedia/fr/thumb/6/65/Football_Portugal_federation.svg/langfr-130px-Football_Portugal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ublique tcheque</text:p>
          </table:table-cell>
          <table:table-cell/>
          <table:table-cell office:value-type="string">
            <text:p>http://upload.wikimedia.org/wikipedia/fr/thumb/c/cc/Football_R%C3%A9publique_tch%C3%A8que_federation.svg/langfr-130px-Football_R%C3%A9publique_tch%C3%A8qu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umanie</text:p>
          </table:table-cell>
          <table:table-cell/>
          <table:table-cell office:value-type="string">
            <text:p>http://upload.wikimedia.org/wikipedia/fr/thumb/d/d0/Football_Roumanie_federation.svg/langfr-130px-Football_Rouma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ssie</text:p>
          </table:table-cell>
          <table:table-cell/>
          <table:table-cell office:value-type="string">
            <text:p>http://upload.wikimedia.org/wikipedia/fr/thumb/c/c2/2000px-Russian_Football_Union_Logo.svg.png/130px-2000px-Russian_Football_Union_Logo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ovenie</text:p>
          </table:table-cell>
          <table:table-cell/>
          <table:table-cell office:value-type="string">
            <text:p>http://upload.wikimedia.org/wikipedia/fr/thumb/1/17/Football_Slov%C3%A9nie_federation.svg/langfr-130px-Football_Slov%C3%A9ni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isse</text:p>
          </table:table-cell>
          <table:table-cell/>
          <table:table-cell office:value-type="string">
            <text:p>http://upload.wikimedia.org/wikipedia/fr/thumb/d/d9/Football_Suisse_federation.svg/langfr-130px-Football_Suiss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quie</text:p>
          </table:table-cell>
          <table:table-cell/>
          <table:table-cell office:value-type="string">
            <text:p>http://upload.wikimedia.org/wikipedia/fr/thumb/0/0c/Tff.png/130px-Tff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ede</text:p>
          </table:table-cell>
          <table:table-cell/>
          <table:table-cell office:value-type="string">
            <text:p>http://upload.wikimedia.org/wikipedia/fr/thumb/0/05/Football_Su%C3%A8de_federation.svg/langfr-130px-Football_Su%C3%A8de_federation.svg.png</text:p>
          </table:table-cell>
          <table:table-cell office:value-type="string">
            <text:p>Selections Nationales</text:p>
          </table:table-cell>
          <table:table-cell office:value-type="string">
            <text:p>FIF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alanta Bergame</text:p>
          </table:table-cell>
          <table:table-cell/>
          <table:table-cell office:value-type="string">
            <text:p>http://upload.wikimedia.org/wikipedia/it/thumb/8/81/Logo_Atalanta_Bergamo.svg/140px-Logo_Atalanta_Bergamo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gliari Calcio</text:p>
          </table:table-cell>
          <table:table-cell/>
          <table:table-cell office:value-type="string">
            <text:p>http://upload.wikimedia.org/wikipedia/it/thumb/9/96/Cagliaricalciostemma.svg/140px-Cagliaricalciostemma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Cesena</text:p>
          </table:table-cell>
          <table:table-cell/>
          <table:table-cell office:value-type="string">
            <text:p>http://upload.wikimedia.org/wikipedia/it/thumb/c/c3/Cesenastemma.png/140px-Cesena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Chievo Verona</text:p>
          </table:table-cell>
          <table:table-cell/>
          <table:table-cell office:value-type="string">
            <text:p>http://upload.wikimedia.org/wikipedia/it/thumb/1/11/Chievostemma.png/140px-Chievo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mpoli FC</text:p>
          </table:table-cell>
          <table:table-cell/>
          <table:table-cell office:value-type="string">
            <text:p>http://upload.wikimedia.org/wikipedia/it/thumb/a/a3/Empoli_FC_1920.png/140px-Empoli_FC_1920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F Fiorentina</text:p>
          </table:table-cell>
          <table:table-cell/>
          <table:table-cell office:value-type="string">
            <text:p>http://upload.wikimedia.org/wikipedia/it/thumb/3/31/Stemma_Ufficiale_ACF_Fiorentina.png/140px-Stemma_Ufficiale_ACF_Fiorentin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enoa CFC</text:p>
          </table:table-cell>
          <table:table-cell/>
          <table:table-cell office:value-type="string">
            <text:p>http://upload.wikimedia.org/wikipedia/it/thumb/6/6f/Genoacfcstemma.png/140px-Genoacfc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Inter Milan</text:p>
          </table:table-cell>
          <table:table-cell/>
          <table:table-cell office:value-type="string">
            <text:p>http://upload.wikimedia.org/wikipedia/it/thumb/4/4b/Inter_logo_centenario.svg/140px-Inter_logo_centenario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ventus FC</text:p>
          </table:table-cell>
          <table:table-cell/>
          <table:table-cell office:value-type="string">
            <text:p>http://upload.wikimedia.org/wikipedia/it/thumb/0/05/Juventusstemma.png/140px-Juventus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S Lazio Rome</text:p>
          </table:table-cell>
          <table:table-cell/>
          <table:table-cell office:value-type="string">
            <text:p>http://upload.wikimedia.org/wikipedia/it/thumb/6/62/Stemma_della_Societ%C3%A0_Sportiva_Lazio.svg/140px-Stemma_della_Societ%C3%A0_Sportiva_Lazio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Milan</text:p>
          </table:table-cell>
          <table:table-cell/>
          <table:table-cell office:value-type="string">
            <text:p>http://upload.wikimedia.org/wikipedia/it/thumb/d/d2/Milanstemma.png/140px-Milan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SC Napoli</text:p>
          </table:table-cell>
          <table:table-cell/>
          <table:table-cell office:value-type="string">
            <text:p>http://upload.wikimedia.org/wikipedia/commons/thumb/2/28/S.S.C._Napoli_logo.svg/140px-S.S.C._Napoli_logo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S Citta di Palermo</text:p>
          </table:table-cell>
          <table:table-cell/>
          <table:table-cell office:value-type="string">
            <text:p>http://upload.wikimedia.org/wikipedia/it/thumb/7/7d/Palermostemma.png/140px-Palermo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rma FC</text:p>
          </table:table-cell>
          <table:table-cell/>
          <table:table-cell office:value-type="string">
            <text:p>http://upload.wikimedia.org/wikipedia/en/thumb/1/1a/Parma_FC_logo.png/150px-Parma_FC_logo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Roma</text:p>
          </table:table-cell>
          <table:table-cell/>
          <table:table-cell office:value-type="string">
            <text:p>http://upload.wikimedia.org/wikipedia/it/thumb/4/4d/AS_Roma_Logo_2013.svg/140px-AS_Roma_Logo_2013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C Sampdoria</text:p>
          </table:table-cell>
          <table:table-cell/>
          <table:table-cell office:value-type="string">
            <text:p>http://upload.wikimedia.org/wikipedia/it/thumb/1/19/Sampdoriastemma.png/140px-Sampdoria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S Sassuolo</text:p>
          </table:table-cell>
          <table:table-cell/>
          <table:table-cell office:value-type="string">
            <text:p>http://upload.wikimedia.org/wikipedia/it/thumb/a/a4/Ussassuolostemma.svg/140px-Ussassuolostemma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rino FC</text:p>
          </table:table-cell>
          <table:table-cell/>
          <table:table-cell office:value-type="string">
            <text:p>http://upload.wikimedia.org/wikipedia/it/thumb/0/04/Torino_FC_logo.svg/140px-Torino_FC_logo.svg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dinese Calcio</text:p>
          </table:table-cell>
          <table:table-cell/>
          <table:table-cell office:value-type="string">
            <text:p>http://upload.wikimedia.org/wikipedia/it/thumb/4/44/Logo_Udinese.png/140px-Logo_Udinese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llas Verona FC</text:p>
          </table:table-cell>
          <table:table-cell/>
          <table:table-cell office:value-type="string">
            <text:p>http://upload.wikimedia.org/wikipedia/it/thumb/c/c9/HellasVeronaFCstemma.png/140px-HellasVeronaFCstemma.png</text:p>
          </table:table-cell>
          <table:table-cell office:value-type="string">
            <text:p>Serie A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Avellino 1912</text:p>
          </table:table-cell>
          <table:table-cell/>
          <table:table-cell office:value-type="string">
            <text:p>http://upload.wikimedia.org/wikipedia/it/thumb/9/96/Asavellino1912stemma.png/140px-Asavellino1912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Bari 1908</text:p>
          </table:table-cell>
          <table:table-cell/>
          <table:table-cell office:value-type="string">
            <text:p>http://upload.wikimedia.org/wikipedia/it/thumb/3/38/Fcbari1908.svg/140px-Fcbari1908.svg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logna FC 1909</text:p>
          </table:table-cell>
          <table:table-cell/>
          <table:table-cell office:value-type="string">
            <text:p>http://upload.wikimedia.org/wikipedia/it/thumb/4/47/Bolognafcstemma.png/140px-Bolognafc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escia Calcio</text:p>
          </table:table-cell>
          <table:table-cell/>
          <table:table-cell office:value-type="string">
            <text:p>http://upload.wikimedia.org/wikipedia/it/thumb/7/77/BresciaCalciostemma.png/140px-BresciaCalcio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rpi FC 1909</text:p>
          </table:table-cell>
          <table:table-cell/>
          <table:table-cell office:value-type="string">
            <text:p>http://upload.wikimedia.org/wikipedia/it/thumb/8/8b/Carpistemma.png/140px-Carpi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lcio Catania</text:p>
          </table:table-cell>
          <table:table-cell/>
          <table:table-cell office:value-type="string">
            <text:p>http://upload.wikimedia.org/wikipedia/it/thumb/8/80/Cataniastemma.png/140px-Catania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Cittadella</text:p>
          </table:table-cell>
          <table:table-cell/>
          <table:table-cell office:value-type="string">
            <text:p>http://upload.wikimedia.org/wikipedia/it/thumb/2/24/Logo_AS_Cittadella.png/140px-Logo_AS_Cittadell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Crotone</text:p>
          </table:table-cell>
          <table:table-cell/>
          <table:table-cell office:value-type="string">
            <text:p>http://upload.wikimedia.org/wikipedia/it/thumb/2/27/FC_Crotone_Logo.png/140px-FC_Crotone_Logo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osinone Calcio</text:p>
          </table:table-cell>
          <table:table-cell/>
          <table:table-cell office:value-type="string">
            <text:p>http://upload.wikimedia.org/wikipedia/it/thumb/c/c3/Frosinonestemma.png/140px-Frosinone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S Latina Calcio</text:p>
          </table:table-cell>
          <table:table-cell/>
          <table:table-cell office:value-type="string">
            <text:p>http://upload.wikimedia.org/wikipedia/it/thumb/c/c5/USLatina.svg/140px-USLatina.svg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Livorno Calcio</text:p>
          </table:table-cell>
          <table:table-cell/>
          <table:table-cell office:value-type="string">
            <text:p>http://upload.wikimedia.org/wikipedia/it/thumb/7/73/AS_Livorno_Stemma.png/140px-AS_Livorno_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na FC</text:p>
          </table:table-cell>
          <table:table-cell/>
          <table:table-cell office:value-type="string">
            <text:p>http://upload.wikimedia.org/wikipedia/it/thumb/c/cf/Modenastemma.png/140px-Modena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C Perugia</text:p>
          </table:table-cell>
          <table:table-cell/>
          <table:table-cell office:value-type="string">
            <text:p>http://upload.wikimedia.org/wikipedia/it/thumb/6/6c/Logo_AC_Perugia.png/140px-Logo_AC_Perugi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lfino Pescara 1936</text:p>
          </table:table-cell>
          <table:table-cell/>
          <table:table-cell office:value-type="string">
            <text:p>http://upload.wikimedia.org/wikipedia/it/thumb/7/72/Pescarastemma.png/140px-Pescara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C Pro Vercelli 1892</text:p>
          </table:table-cell>
          <table:table-cell/>
          <table:table-cell office:value-type="string">
            <text:p>http://upload.wikimedia.org/wikipedia/it/thumb/d/da/Stemmaprovercelli.png/140px-Stemmaprovercelli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zia Calcio</text:p>
          </table:table-cell>
          <table:table-cell/>
          <table:table-cell office:value-type="string">
            <text:p>http://upload.wikimedia.org/wikipedia/it/thumb/6/6a/Stemma_Spezia_Calcio.png/140px-Stemma_Spezia_Calcio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rnana</text:p>
          </table:table-cell>
          <table:table-cell/>
          <table:table-cell office:value-type="string">
            <text:p>http://upload.wikimedia.org/wikipedia/it/thumb/c/c7/Ternanastemma.png/140px-Ternana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rapani Calcio</text:p>
          </table:table-cell>
          <table:table-cell/>
          <table:table-cell office:value-type="string">
            <text:p>http://upload.wikimedia.org/wikipedia/it/thumb/5/56/Trapani_Calcio_S.r.l._2010.png/140px-Trapani_Calcio_S.r.l._2010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 Varese</text:p>
          </table:table-cell>
          <table:table-cell/>
          <table:table-cell office:value-type="string">
            <text:p>http://upload.wikimedia.org/wikipedia/it/thumb/9/92/AS_Varese_1910_stemma_vettoriale.svg/140px-AS_Varese_1910_stemma_vettoriale.svg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icenza Calcio</text:p>
          </table:table-cell>
          <table:table-cell/>
          <table:table-cell office:value-type="string">
            <text:p>http://upload.wikimedia.org/wikipedia/commons/thumb/e/ec/Vicenza_Calcio.svg/140px-Vicenza_Calcio.svg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irtus Entella</text:p>
          </table:table-cell>
          <table:table-cell/>
          <table:table-cell office:value-type="string">
            <text:p>http://upload.wikimedia.org/wikipedia/it/thumb/b/b2/Stemma_Virtus_Entella.png/140px-Stemma_Virtus_Entell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S Virtus Lanciano</text:p>
          </table:table-cell>
          <table:table-cell/>
          <table:table-cell office:value-type="string">
            <text:p>http://upload.wikimedia.org/wikipedia/it/thumb/6/6b/Virtuslancianostemma.png/140px-Virtuslancianostemma.png</text:p>
          </table:table-cell>
          <table:table-cell office:value-type="string">
            <text:p>Serie B</text:p>
          </table:table-cell>
          <table:table-cell office:value-type="string">
            <text:p>Italie</text:p>
          </table:table-cell>
          <table:table-cell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14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1-11T14:57:04.52</dc:date>
    <dc:creator>Max Boss</dc:creator>
    <meta:editing-duration>PT2H33M3S</meta:editing-duration>
    <meta:editing-cycles>13</meta:editing-cycles>
    <meta:generator>OpenOffice.org/3.3$Win32 OpenOffice.org_project/330m20$Build-9567</meta:generator>
    <meta:document-statistic meta:table-count="3" meta:cell-count="1332" meta:object-count="0"/>
  </office:meta>
</office:document-meta>
</file>